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Image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raphicsImage.GraphicsImage( int x , int y , int width , int height , byte [ ] imag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Image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Ima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Image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